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8dcb0" officeooo:paragraph-rsid="0008dcb0" style:font-size-asian="19.25pt" style:font-weight-asian="bold" style:font-size-complex="22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20pt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SIGNMENT 3</text:p>
      <text:p text:style-name="P1"/>
      <text:p text:style-name="P1">Q1.<text:span text:style-name="T2">Yes</text:span></text:p>
      <text:p text:style-name="P1"><text:span text:style-name="T1"/></text:p>
      <text:p text:style-name="P1">Q2.DML (data manipulation languade) this subdivision of SQL is used to insert values in tabl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1:45.360412668</meta:creation-date>
    <dc:date>2023-09-10T18:09:02.730885295</dc:date>
    <meta:editing-duration>PT7M18S</meta:editing-duration>
    <meta:editing-cycles>1</meta:editing-cycles>
    <meta:document-statistic meta:table-count="0" meta:image-count="0" meta:object-count="0" meta:page-count="1" meta:paragraph-count="3" meta:word-count="18" meta:character-count="114" meta:non-whitespace-character-count="99"/>
    <meta:generator>LibreOffice/7.3.7.2$Linux_X86_64 LibreOffice_project/30$Build-2</meta:generator>
  </office:meta>
</office:document-meta>
</file>